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paragraph-rsid="001064b0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text-properties officeooo:rsid="000f58d9" officeooo:paragraph-rsid="000f58d9"/>
    </style:style>
    <style:style style:name="P5" style:family="paragraph" style:parent-style-name="Text_20_body">
      <style:text-properties officeooo:rsid="001064b0" officeooo:paragraph-rsid="001064b0"/>
    </style:style>
    <style:style style:name="P6" style:family="paragraph" style:parent-style-name="Text_20_body">
      <style:text-properties officeooo:rsid="00129a09" officeooo:paragraph-rsid="00129a09"/>
    </style:style>
    <style:style style:name="T1" style:family="text">
      <style:text-properties officeooo:rsid="00036890"/>
    </style:style>
    <style:style style:name="T2" style:family="text">
      <style:text-properties officeooo:rsid="000ad043"/>
    </style:style>
    <style:style style:name="T3" style:family="text">
      <style:text-properties officeooo:rsid="000b2c65"/>
    </style:style>
    <style:style style:name="T4" style:family="text">
      <style:text-properties style:font-name="Liberation Sans" fo:font-size="28pt" fo:font-weight="bold" officeooo:rsid="00122edd" style:font-name-asian="PingFang SC" style:font-size-asian="28pt" style:font-weight-asian="bold" style:font-name-complex="Arial Unicode MS" style:font-size-complex="28pt" style:font-weight-complex="bold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Wikirac<text:span text:style-name="T4">er</text:span>8000</text:p>
      <text:p text:style-name="Subtitle">Project Plan</text:p>
      <text:h text:style-name="Heading_20_1" text:outline-level="1">Timeline</text:h>
      <text:list xml:id="list1447022963" text:style-name="L1">
        <text:list-item>
          <text:p text:style-name="P2"><text:span text:style-name="T1">May 28 – Understanding problem scope, research APIs: </text:span>MediaWiki API<text:span text:style-name="T1">, Design, scaffolding, setting up dev environment. Ask questions!!</text:span></text:p>
        </text:list-item>
        <text:list-item>
          <text:p text:style-name="P1">May 29 – Researching, implementation</text:p>
        </text:list-item>
        <text:list-item>
          <text:p text:style-name="P1">May 30 – Researching, implementation</text:p>
        </text:list-item>
        <text:list-item>
          <text:p text:style-name="P1">May 31 – Implementation, Testing, packaging</text:p>
        </text:list-item>
        <text:list-item>
          <text:p text:style-name="P1">June 01 – Marketing material preparation, <text:span text:style-name="T2">UI (Nice to have), </text:span>polishing</text:p>
        </text:list-item>
      </text:list>
      <text:h text:style-name="Heading_20_1" text:outline-level="1"><text:span text:style-name="T3">T</text:span>hings we need</text:h>
      <text:list xml:id="list629100403" text:style-name="L2">
        <text:list-item>
          <text:p text:style-name="P3">API ping / alive end point</text:p>
        </text:list-item>
        <text:list-item>
          <text:p text:style-name="P3">API key for accessing the api</text:p>
        </text:list-item>
        <text:list-item>
          <text:p text:style-name="P3">REST API basics – express.js / helmet and stuff</text:p>
        </text:list-item>
        <text:list-item>
          <text:p text:style-name="P4">Make sure <text:span text:style-name="T5">make test</text:span> works :-)</text:p>
        </text:list-item>
      </text:list>
      <text:h text:style-name="Heading_20_1" text:outline-level="1">Timesheet</text:h>
      <text:p text:style-name="P5">May 28 – 4 hours: <text:span text:style-name="T1">Understanding problem scope, research APIs: </text:span>MediaWiki API<text:span text:style-name="T1">, Design, scaffolding, setting up dev environment.</text:span></text:p>
      <text:p text:style-name="P6">May 29 – Play around with the MediaWiki API and see its capabilities. Design and test out a first-take solution that works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28T11:12:02.330365282</meta:creation-date>
    <dc:date>2020-05-29T00:03:34.082000059</dc:date>
    <meta:editing-duration>PT8H51M11S</meta:editing-duration>
    <meta:editing-cycles>14</meta:editing-cycles>
    <meta:generator>LibreOffice/6.3.6.2$MacOSX_X86_64 LibreOffice_project/2196df99b074d8a661f4036fca8fa0cbfa33a497</meta:generator>
    <meta:document-statistic meta:table-count="0" meta:image-count="0" meta:object-count="0" meta:page-count="1" meta:paragraph-count="16" meta:word-count="121" meta:character-count="761" meta:non-whitespace-character-count="657"/>
  </office:meta>
</office:document-meta>
</file>